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TreeReport.getVersions( DavResource 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TreeReport.getMulti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Tree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TreeReport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TreeReport.setResource( Dav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sionTreeReport.init( DavResource resource , Repor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Tree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TreeReport.buildResponse( DavResource res , DavPropertyNameSet propNameSet , int depth , MultiStatus m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ersionTreeReport.setInfo( Report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